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office:value-type="float" office:value="6062615" calcext:value-type="float">
            <text:p>6062615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3044" calcext:value-type="float">
            <text:p>9930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154960" calcext:value-type="float">
            <text:p>81154960</text:p>
          </table:table-cell>
          <table:table-cell table:style-name="ce32" office:value-type="float" office:value="87397" calcext:value-type="float">
            <text:p>8739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9033843" calcext:value-type="float">
            <text:p>9033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office:value-type="float" office:value="6066435" calcext:value-type="float">
            <text:p>606643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3693" calcext:value-type="float">
            <text:p>99369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169534" calcext:value-type="float">
            <text:p>81169534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office:value-type="float" office:value="6069892" calcext:value-type="float">
            <text:p>606989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993811" calcext:value-type="float">
            <text:p>99381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174677" calcext:value-type="float">
            <text:p>81174677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office:value-type="float" office:value="6070904" calcext:value-type="float">
            <text:p>607090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215196" calcext:value-type="float">
            <text:p>81215196</text:p>
          </table:table-cell>
          <table:table-cell table:style-name="ce32" office:value-type="float" office:value="87706" calcext:value-type="float">
            <text:p>8770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9044104" calcext:value-type="float">
            <text:p>90441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office:value-type="float" office:value="6077449" calcext:value-type="float">
            <text:p>60774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244936" calcext:value-type="float">
            <text:p>81244936</text:p>
          </table:table-cell>
          <table:table-cell table:style-name="ce32" office:value-type="float" office:value="87770" calcext:value-type="float">
            <text:p>87770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9045798" calcext:value-type="float">
            <text:p>90457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office:value-type="float" office:value="6085571" calcext:value-type="float">
            <text:p>60855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994739" calcext:value-type="float">
            <text:p>99473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289602" calcext:value-type="float">
            <text:p>81289602</text:p>
          </table:table-cell>
          <table:table-cell table:style-name="ce32" office:value-type="float" office:value="87891" calcext:value-type="float">
            <text:p>87891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49036" calcext:value-type="float">
            <text:p>90490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office:value-type="float" office:value="6091319" calcext:value-type="float">
            <text:p>609131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96072" calcext:value-type="float">
            <text:p>99607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350883" calcext:value-type="float">
            <text:p>81350883</text:p>
          </table:table-cell>
          <table:table-cell table:style-name="ce32" office:value-type="float" office:value="88070" calcext:value-type="float">
            <text:p>8807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54621" calcext:value-type="float">
            <text:p>90546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office:value-type="float" office:value="6097867" calcext:value-type="float">
            <text:p>609786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7136" calcext:value-type="float">
            <text:p>99713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388590" calcext:value-type="float">
            <text:p>81388590</text:p>
          </table:table-cell>
          <table:table-cell table:style-name="ce32" office:value-type="float" office:value="88190" calcext:value-type="float">
            <text:p>881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61091" calcext:value-type="float">
            <text:p>90610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office:value-type="float" office:value="6101651" calcext:value-type="float">
            <text:p>6101651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7845" calcext:value-type="float">
            <text:p>99784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1404135" calcext:value-type="float">
            <text:p>81404135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office:value-type="float" office:value="6104608" calcext:value-type="float">
            <text:p>6104608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997933" calcext:value-type="float">
            <text:p>99793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410101" calcext:value-type="float">
            <text:p>81410101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1" calcext:value-type="date">
            <text:p>03/21/22</text:p>
          </table:table-cell>
          <table:table-cell table:style-name="ce32" office:value-type="float" office:value="6120572" calcext:value-type="float">
            <text:p>612057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8840" calcext:value-type="float">
            <text:p>99884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448402" calcext:value-type="float">
            <text:p>81448402</text:p>
          </table:table-cell>
          <table:table-cell table:style-name="ce32" office:value-type="float" office:value="88386" calcext:value-type="float">
            <text:p>8838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72268" calcext:value-type="float">
            <text:p>90722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2" calcext:value-type="date">
            <text:p>03/22/22</text:p>
          </table:table-cell>
          <table:table-cell table:style-name="ce32" office:value-type="float" office:value="6125532" calcext:value-type="float">
            <text:p>612553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99885" calcext:value-type="float">
            <text:p>99988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476269" calcext:value-type="float">
            <text:p>81476269</text:p>
          </table:table-cell>
          <table:table-cell table:style-name="ce32" office:value-type="float" office:value="88438" calcext:value-type="float">
            <text:p>88438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73591" calcext:value-type="float">
            <text:p>90735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3" calcext:value-type="date">
            <text:p>03/23/22</text:p>
          </table:table-cell>
          <table:table-cell table:style-name="ce32" office:value-type="float" office:value="6131422" calcext:value-type="float">
            <text:p>613142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527" calcext:value-type="float">
            <text:p>8852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9077806" calcext:value-type="float">
            <text:p>907780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4" calcext:value-type="date">
            <text:p>03/24/22</text:p>
          </table:table-cell>
          <table:table-cell table:style-name="ce32" office:value-type="float" office:value="6137196" calcext:value-type="float">
            <text:p>6137196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601" calcext:value-type="float">
            <text:p>88601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9082749" calcext:value-type="float">
            <text:p>908274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5" calcext:value-type="date">
            <text:p>03/25/22</text:p>
          </table:table-cell>
          <table:table-cell table:style-name="ce32" office:value-type="float" office:value="6146487" calcext:value-type="float">
            <text:p>614648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00" calcext:value-type="float">
            <text:p>88700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86404" calcext:value-type="float">
            <text:p>90864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6" calcext:value-type="date">
            <text:p>03/26/22</text:p>
          </table:table-cell>
          <table:table-cell table:style-name="ce32" office:value-type="float" office:value="6149466" calcext:value-type="float">
            <text:p>6149466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7" calcext:value-type="date">
            <text:p>03/27/22</text:p>
          </table:table-cell>
          <table:table-cell table:style-name="ce32" office:value-type="float" office:value="6151722" calcext:value-type="float">
            <text:p>615172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8" calcext:value-type="date">
            <text:p>03/28/22</text:p>
          </table:table-cell>
          <table:table-cell table:style-name="ce32" office:value-type="float" office:value="6155414" calcext:value-type="float">
            <text:p>615541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853" calcext:value-type="float">
            <text:p>8885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9092896" calcext:value-type="float">
            <text:p>90928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9" calcext:value-type="date">
            <text:p>03/29/22</text:p>
          </table:table-cell>
          <table:table-cell table:style-name="ce32" office:value-type="float" office:value="6160201" calcext:value-type="float">
            <text:p>6160201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21" calcext:value-type="float">
            <text:p>88921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32" office:value-type="float" office:value="9095121" calcext:value-type="float">
            <text:p>90951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0" calcext:value-type="date">
            <text:p>03/30/22</text:p>
          </table:table-cell>
          <table:table-cell table:style-name="ce32" office:value-type="float" office:value="6165911" calcext:value-type="float">
            <text:p>616591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97" calcext:value-type="float">
            <text:p>88997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32" office:value-type="float" office:value="9097279" calcext:value-type="float">
            <text:p>90972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1" calcext:value-type="date">
            <text:p>03/31/22</text:p>
          </table:table-cell>
          <table:table-cell table:style-name="ce37" office:value-type="float" office:value="6170536" calcext:value-type="float">
            <text:p>6170536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1175" calcext:value-type="float">
            <text:p>1001175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527329" calcext:value-type="float">
            <text:p>81527329</text:p>
          </table:table-cell>
          <table:table-cell table:style-name="ce34" office:value-type="float" office:value="89052" calcext:value-type="float">
            <text:p>89052</text:p>
          </table:table-cell>
          <table:table-cell table:style-name="ce25" office:value-type="percentage" office:value="0.0006" calcext:value-type="percentage">
            <text:p>0.06%</text:p>
          </table:table-cell>
          <table:table-cell table:style-name="ce37" office:value-type="float" office:value="9102677" calcext:value-type="float">
            <text:p>91026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1" calcext:value-type="date">
            <text:p>04/01/22</text:p>
          </table:table-cell>
          <table:table-cell table:style-name="ce37" office:value-type="float" office:value="6174846" calcext:value-type="float">
            <text:p>6174846</text:p>
          </table:table-cell>
          <table:table-cell table:style-name="ce42" office:value-type="percentage" office:value="0.0006" calcext:value-type="percentage">
            <text:p>0.06%</text:p>
          </table:table-cell>
          <table:table-cell table:number-columns-repeated="3" table:style-name="ce19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style-name="ce25" office:value-type="percentage" office:value="0.0008" calcext:value-type="percentage">
            <text:p>0.08%</text:p>
          </table:table-cell>
          <table:table-cell table:style-name="ce37" office:value-type="float" office:value="9106917" calcext:value-type="float">
            <text:p>91069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2" calcext:value-type="date">
            <text:p>04/02/22</text:p>
          </table:table-cell>
          <table:table-cell table:style-name="ce37" office:value-type="float" office:value="6177745" calcext:value-type="float">
            <text:p>6177745</text:p>
          </table:table-cell>
          <table:table-cell table:style-name="ce42" office:value-type="percentage" office:value="0.0004" calcext:value-type="percentage">
            <text:p>0.04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number-columns-repeated="2" table:style-name="ce2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3" calcext:value-type="date">
            <text:p>04/03/22</text:p>
          </table:table-cell>
          <table:table-cell table:style-name="ce37" office:value-type="float" office:value="6179421" calcext:value-type="float">
            <text:p>6179421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number-columns-repeated="2" table:style-name="ce37" office:value-type="string" calcext:value-type="string">
            <text:p>N/A</text:p>
          </table:table-cell>
          <table:table-cell table:number-columns-repeated="3" table:style-name="ce2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4" calcext:value-type="date">
            <text:p>04/04/22</text:p>
          </table:table-cell>
          <table:table-cell table:style-name="ce37" office:value-type="float" office:value="6182382" calcext:value-type="float">
            <text:p>6182382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1008657" calcext:value-type="float">
            <text:p>1008657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865050" calcext:value-type="float">
            <text:p>81865050</text:p>
          </table:table-cell>
          <table:table-cell table:style-name="ce37" office:value-type="float" office:value="89159" calcext:value-type="float">
            <text:p>89159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9109205" calcext:value-type="float">
            <text:p>91092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5" calcext:value-type="date">
            <text:p>04/05/22</text:p>
          </table:table-cell>
          <table:table-cell table:style-name="ce37" office:value-type="float" office:value="6187169" calcext:value-type="float">
            <text:p>6187169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9390" calcext:value-type="float">
            <text:p>1009390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81900012" calcext:value-type="float">
            <text:p>81900012</text:p>
          </table:table-cell>
          <table:table-cell table:style-name="ce37" office:value-type="float" office:value="89299" calcext:value-type="float">
            <text:p>89299</text:p>
          </table:table-cell>
          <table:table-cell table:style-name="ce25" office:value-type="percentage" office:value="0.0015" calcext:value-type="percentage">
            <text:p>0.15%</text:p>
          </table:table-cell>
          <table:table-cell table:style-name="ce37" office:value-type="float" office:value="9116288" calcext:value-type="float">
            <text:p>911628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6" calcext:value-type="date">
            <text:p>04/06/22</text:p>
          </table:table-cell>
          <table:table-cell table:style-name="ce37" office:value-type="float" office:value="6194653" calcext:value-type="float">
            <text:p>6194653</text:p>
          </table:table-cell>
          <table:table-cell table:style-name="ce42" office:value-type="percentage" office:value="0.0012" calcext:value-type="percentage">
            <text:p>0.12%</text:p>
          </table:table-cell>
          <table:table-cell table:style-name="ce37" office:value-type="float" office:value="1010537" calcext:value-type="float">
            <text:p>1010537</text:p>
          </table:table-cell>
          <table:table-cell table:style-name="ce42" office:value-type="percentage" office:value="0.0011" calcext:value-type="percentage">
            <text:p>0.11%</text:p>
          </table:table-cell>
          <table:table-cell table:style-name="ce37" office:value-type="float" office:value="81950247" calcext:value-type="float">
            <text:p>81950247</text:p>
          </table:table-cell>
          <table:table-cell table:style-name="ce37" office:value-type="float" office:value="89338" calcext:value-type="float">
            <text:p>89338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37" office:value-type="float" office:value="9117855" calcext:value-type="float">
            <text:p>9117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7" calcext:value-type="date">
            <text:p>04/07/22</text:p>
          </table:table-cell>
          <table:table-cell table:style-name="ce37" office:value-type="float" office:value="6198908" calcext:value-type="float">
            <text:p>6198908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1011096" calcext:value-type="float">
            <text:p>1011096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81988278" calcext:value-type="float">
            <text:p>81988278</text:p>
          </table:table-cell>
          <table:table-cell table:style-name="ce37" office:value-type="float" office:value="89368" calcext:value-type="float">
            <text:p>89368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37" office:value-type="float" office:value="9119019" calcext:value-type="float">
            <text:p>91190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8" calcext:value-type="date">
            <text:p>04/08/22</text:p>
          </table:table-cell>
          <table:table-cell table:style-name="ce37" office:value-type="float" office:value="6200942" calcext:value-type="float">
            <text:p>6200942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1011431" calcext:value-type="float">
            <text:p>101143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06101" calcext:value-type="float">
            <text:p>82006101</text:p>
          </table:table-cell>
          <table:table-cell table:style-name="ce37" office:value-type="float" office:value="89391" calcext:value-type="float">
            <text:p>89391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37" office:value-type="float" office:value="9124531" calcext:value-type="float">
            <text:p>9124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9" calcext:value-type="date">
            <text:p>04/09/22</text:p>
          </table:table-cell>
          <table:table-cell table:style-name="ce37" office:value-type="float" office:value="6203721" calcext:value-type="float">
            <text:p>6203721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1011821" calcext:value-type="float">
            <text:p>101182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31032" calcext:value-type="float">
            <text:p>82031032</text:p>
          </table:table-cell>
          <table:table-cell table:style-name="ce37" office:value-type="float" office:value="89432" calcext:value-type="float">
            <text:p>89432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37" office:value-type="float" office:value="9128210" calcext:value-type="float">
            <text:p>9128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0" calcext:value-type="date">
            <text:p>04/10/22</text:p>
          </table:table-cell>
          <table:table-cell table:style-name="ce37" office:value-type="float" office:value="6206199" calcext:value-type="float">
            <text:p>6206199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1012145" calcext:value-type="float">
            <text:p>1012145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60148" calcext:value-type="float">
            <text:p>82060148</text:p>
          </table:table-cell>
          <table:table-cell table:style-name="ce37" office:value-type="float" office:value="89461" calcext:value-type="float">
            <text:p>8946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37" office:value-type="float" office:value="9130644" calcext:value-type="float">
            <text:p>9130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1" calcext:value-type="date">
            <text:p>04/11/22</text:p>
          </table:table-cell>
          <table:table-cell table:style-name="ce37" office:value-type="float" office:value="6210832" calcext:value-type="float">
            <text:p>6210832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12461" calcext:value-type="float">
            <text:p>101246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103067" calcext:value-type="float">
            <text:p>82103067</text:p>
          </table:table-cell>
          <table:table-cell table:style-name="ce37" office:value-type="float" office:value="89522" calcext:value-type="float">
            <text:p>89522</text:p>
          </table:table-cell>
          <table:table-cell table:style-name="ce25" office:value-type="percentage" office:value="0.0006" calcext:value-type="percentage">
            <text:p>0.06%</text:p>
          </table:table-cell>
          <table:table-cell table:style-name="ce37" office:value-type="float" office:value="9133351" calcext:value-type="float">
            <text:p>913335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2" calcext:value-type="date">
            <text:p>04/12/22</text:p>
          </table:table-cell>
          <table:table-cell table:style-name="ce32" office:value-type="float" office:value="6212738" calcext:value-type="float">
            <text:p>621273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13044" calcext:value-type="float">
            <text:p>101304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2133342" calcext:value-type="float">
            <text:p>82133342</text:p>
          </table:table-cell>
          <table:table-cell table:style-name="ce32" office:value-type="float" office:value="89539" calcext:value-type="float">
            <text:p>8953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32" office:value-type="float" office:value="9134145" calcext:value-type="float">
            <text:p>913414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3" calcext:value-type="date">
            <text:p>04/13/22</text:p>
          </table:table-cell>
          <table:table-cell table:style-name="ce32" office:value-type="float" office:value="6217474" calcext:value-type="float">
            <text:p>621747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1014114" calcext:value-type="float">
            <text:p>1014114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192880" calcext:value-type="float">
            <text:p>82192880</text:p>
          </table:table-cell>
          <table:table-cell table:style-name="ce32" office:value-type="float" office:value="89555" calcext:value-type="float">
            <text:p>8955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32" office:value-type="float" office:value="9135078" calcext:value-type="float">
            <text:p>91350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4" calcext:value-type="date">
            <text:p>04/14/22</text:p>
          </table:table-cell>
          <table:table-cell table:style-name="ce32" office:value-type="float" office:value="6221185" calcext:value-type="float">
            <text:p>622118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14902" calcext:value-type="float">
            <text:p>101490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252965" calcext:value-type="float">
            <text:p>82252965</text:p>
          </table:table-cell>
          <table:table-cell table:style-name="ce32" office:value-type="float" office:value="89675" calcext:value-type="float">
            <text:p>8967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32" office:value-type="float" office:value="9149794" calcext:value-type="float">
            <text:p>9149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5" calcext:value-type="date">
            <text:p>04/15/22</text:p>
          </table:table-cell>
          <table:table-cell table:style-name="ce32" office:value-type="float" office:value="6223706" calcext:value-type="float">
            <text:p>6223706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1015357" calcext:value-type="float">
            <text:p>1015357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2295768" calcext:value-type="float">
            <text:p>82295768</text:p>
          </table:table-cell>
          <table:table-cell table:style-name="ce32" office:value-type="float" office:value="89796" calcext:value-type="float">
            <text:p>8979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32" office:value-type="float" office:value="9156797" calcext:value-type="float">
            <text:p>9156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6" calcext:value-type="date">
            <text:p>04/16/22</text:p>
          </table:table-cell>
          <table:table-cell table:style-name="ce32" office:value-type="float" office:value="6224297" calcext:value-type="float">
            <text:p>622429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1015441" calcext:value-type="float">
            <text:p>101544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2309113" calcext:value-type="float">
            <text:p>82309113</text:p>
          </table:table-cell>
          <table:table-cell table:style-name="ce32" office:value-type="float" office:value="89796" calcext:value-type="float">
            <text:p>89796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156797" calcext:value-type="float">
            <text:p>9156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7" calcext:value-type="date">
            <text:p>04/17/22</text:p>
          </table:table-cell>
          <table:table-cell table:style-name="ce32" office:value-type="float" office:value="6226248" calcext:value-type="float">
            <text:p>622624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15451" calcext:value-type="float">
            <text:p>10154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2316348" calcext:value-type="float">
            <text:p>82316348</text:p>
          </table:table-cell>
          <table:table-cell table:style-name="ce32" office:value-type="float" office:value="89796" calcext:value-type="float">
            <text:p>89796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156797" calcext:value-type="float">
            <text:p>9156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8" calcext:value-type="date">
            <text:p>04/18/22</text:p>
          </table:table-cell>
          <table:table-cell table:style-name="ce32" office:value-type="float" office:value="6228126" calcext:value-type="float">
            <text:p>622812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15784" calcext:value-type="float">
            <text:p>1015784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2377156" calcext:value-type="float">
            <text:p>82377156</text:p>
          </table:table-cell>
          <table:table-cell table:style-name="ce32" office:value-type="float" office:value="89817" calcext:value-type="float">
            <text:p>898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32" office:value-type="float" office:value="9160023" calcext:value-type="float">
            <text:p>9160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9" calcext:value-type="date">
            <text:p>04/19/22</text:p>
          </table:table-cell>
          <table:table-cell table:style-name="ce32" office:value-type="float" office:value="6231549" calcext:value-type="float">
            <text:p>623154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1016159" calcext:value-type="float">
            <text:p>1016159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2416687" calcext:value-type="float">
            <text:p>82416687</text:p>
          </table:table-cell>
          <table:table-cell table:style-name="ce32" office:value-type="float" office:value="89829" calcext:value-type="float">
            <text:p>89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32" office:value-type="float" office:value="9160884" calcext:value-type="float">
            <text:p>91608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0" calcext:value-type="date">
            <text:p>04/20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1" calcext:value-type="date">
            <text:p>04/21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2" calcext:value-type="date">
            <text:p>04/22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3" calcext:value-type="date">
            <text:p>04/23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4" calcext:value-type="date">
            <text:p>04/24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5" calcext:value-type="date">
            <text:p>04/25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6" calcext:value-type="date">
            <text:p>04/26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7" calcext:value-type="date">
            <text:p>04/27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8" calcext:value-type="date">
            <text:p>04/28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9" calcext:value-type="date">
            <text:p>04/29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30" calcext:value-type="date">
            <text:p>04/30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5-01" calcext:value-type="date">
            <text:p>05/01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 table:number-rows-repeated="11">
          <table:table-cell table:style-name="ce32" table:number-columns-repeated="7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 table:number-rows-repeated="190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19:53:58.32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4-19T19:57:29.879000000</dc:date>
    <meta:editing-duration>P1DT8H58M53S</meta:editing-duration>
    <meta:editing-cycles>327</meta:editing-cycles>
    <meta:generator>LibreOffice/7.2.5.2$Windows_X86_64 LibreOffice_project/499f9727c189e6ef3471021d6132d4c694f357e5</meta:generator>
    <meta:document-statistic meta:table-count="1" meta:cell-count="6996" meta:object-count="0"/>
  </office:meta>
</office:document-meta>
</file>